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b8585" officeooo:paragraph-rsid="000b8585"/>
    </style:style>
    <style:style style:name="P2" style:family="paragraph" style:parent-style-name="Heading_20_2">
      <style:text-properties officeooo:paragraph-rsid="0008d804"/>
    </style:style>
    <style:style style:name="P3" style:family="paragraph" style:parent-style-name="Heading_20_2">
      <style:text-properties fo:font-size="22pt" officeooo:rsid="000afdd5" officeooo:paragraph-rsid="0008d804" style:font-size-asian="19.25pt" style:font-size-complex="22pt"/>
    </style:style>
    <style:style style:name="P4" style:family="paragraph" style:parent-style-name="Text_20_body">
      <style:text-properties fo:font-size="22pt" officeooo:rsid="000afdd5" officeooo:paragraph-rsid="0008d804" style:font-size-asian="19.25pt" style:font-size-complex="22pt"/>
    </style:style>
    <style:style style:name="P5" style:family="paragraph" style:parent-style-name="Horizontal_20_Line">
      <style:text-properties fo:font-size="22pt" officeooo:rsid="000afdd5" style:font-size-asian="19.25pt" style:font-size-complex="2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8c110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18c110" officeooo:paragraph-rsid="0018c110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7">
      <style:paragraph-properties fo:margin-top="0cm" fo:margin-bottom="0cm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8">
      <style:paragraph-properties fo:margin-top="0cm" fo:margin-bottom="0cm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9">
      <style:paragraph-properties fo:margin-top="0cm" fo:margin-bottom="0cm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714de"/>
    </style:style>
    <style:style style:name="T2" style:family="text">
      <style:text-properties officeooo:rsid="000c4584"/>
    </style:style>
    <style:style style:name="T3" style:family="text">
      <style:text-properties officeooo:rsid="000ff060"/>
    </style:style>
    <style:style style:name="T4" style:family="text">
      <style:text-properties officeooo:rsid="000ffed7"/>
    </style:style>
    <style:style style:name="T5" style:family="text">
      <style:text-properties officeooo:rsid="001193e5"/>
    </style:style>
    <style:style style:name="T6" style:family="text">
      <style:text-properties officeooo:rsid="001481fd"/>
    </style:style>
    <style:style style:name="T7" style:family="text">
      <style:text-properties officeooo:rsid="00152a5a"/>
    </style:style>
    <style:style style:name="T8" style:family="text">
      <style:text-properties style:text-position="super 58%" officeooo:rsid="00152a5a"/>
    </style:style>
    <style:style style:name="T9" style:family="text">
      <style:text-properties fo:font-weight="normal" officeooo:rsid="001202fe" style:font-weight-asian="normal" style:font-weight-complex="normal"/>
    </style:style>
    <style:style style:name="T10" style:family="text">
      <style:text-properties fo:font-size="22pt" officeooo:rsid="000afdd5" style:font-size-asian="19.25pt" style:font-size-complex="2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Strong_20_Emphasis"><text:span text:style-name="T10">Project Overview</text:span></text:span></text:h>
      <text:list text:style-name="L1">
        <text:list-item>
          <text:p text:style-name="P7"><text:span text:style-name="Strong_20_Emphasis">Project Description</text:span>: <text:span text:style-name="T3">A web app that will have multiple pages , a mood tracking page which will allow users to select a mood on a scale , fill in keywords based on their mood as well as submit some notes, on this page they may get articles recommended to them based on submissions. </text:span><text:span text:style-name="T4">The next page will be a tamogochi style game that allows users to care for a cat, </text:span><text:span text:style-name="T5">feed , pet , etc.</text:span></text:p>
        </text:list-item>
        <text:list-item>
          <text:p text:style-name="P7"><text:span text:style-name="Strong_20_Emphasis">Client</text:span>: <text:s/><text:span text:style-name="T5">NHS UK</text:span></text:p>
        </text:list-item>
        <text:list-item>
          <text:p text:style-name="P8"><text:span text:style-name="Strong_20_Emphasis">Project Manager</text:span>: <text:span text:style-name="T5">Jeremy</text:span></text:p>
        </text:list-item>
        <text:list-item>
          <text:p text:style-name="P9"><text:span text:style-name="Strong_20_Emphasis">Development Manager: </text:span><text:span text:style-name="Strong_20_Emphasis"><text:span text:style-name="T9">Cameron</text:span></text:span></text:p>
        </text:list-item>
        <text:list-item>
          <text:p text:style-name="P6"><text:span text:style-name="Strong_20_Emphasis">Date</text:span>: <text:span text:style-name="T6">28</text:span><text:span text:style-name="T8">th</text:span><text:span text:style-name="T7"> January 2025</text:span> – <text:span text:style-name="T7">7</text:span><text:span text:style-name="T8">th</text:span><text:span text:style-name="T7"> March 2025</text:span></text:p>
        </text:list-item>
      </text:list>
      <text:h text:style-name="P3" text:outline-level="2"><text:span text:style-name="Strong_20_Emphasis"/></text:h>
      <text:p text:style-name="P4"><text:span text:style-name="Strong_20_Emphasis">every week is a sprint</text:span></text:p>
      <text:p text:style-name="P4"><text:span text:style-name="Strong_20_Emphasis">Tuesday and Saturday meetings in a sprint</text:span></text:p>
      <text:p text:style-name="P4"><text:span text:style-name="Strong_20_Emphasis"/></text:p>
      <text:p text:style-name="P4"><text:span text:style-name="Strong_20_Emphasis">2. Project Scope</text:span></text:p>
      <text:list text:style-name="L2">
        <text:list-item>
          <text:p text:style-name="P11"><text:span text:style-name="Strong_20_Emphasis">Objective:</text:span></text:p>
          <text:list>
            <text:list-item>
              <text:p text:style-name="P11">[What are the goals of this project?]</text:p>
            </text:list-item>
          </text:list>
        </text:list-item>
        <text:list-item>
          <text:p text:style-name="P11"><text:span text:style-name="Strong_20_Emphasis">Features &amp; User Stories:</text:span></text:p>
          <text:list>
            <text:list-item>
              <text:p text:style-name="P10">[List of high-level user stories]</text:p>
            </text:list-item>
          </text:list>
        </text:list-item>
      </text:list>
      <text:p text:style-name="Horizontal_20_Line"/>
      <text:p text:style-name="Text_20_body"><text:span text:style-name="Strong_20_Emphasis">3. Agile Methodology</text:span></text:p>
      <text:list text:style-name="L3">
        <text:list-item>
          <text:p text:style-name="P13"><text:span text:style-name="Strong_20_Emphasis">Agile Framework:</text:span></text:p>
          <text:list>
            <text:list-item>
              <text:p text:style-name="P13">[Scrum, Kanban, etc.]</text:p>
            </text:list-item>
          </text:list>
        </text:list-item>
        <text:list-item>
          <text:p text:style-name="P13"><text:span text:style-name="Strong_20_Emphasis">Sprint Duration:</text:span></text:p>
          <text:list>
            <text:list-item>
              <text:p text:style-name="P13">[1-2 weeks typically]</text:p>
            </text:list-item>
          </text:list>
        </text:list-item>
        <text:list-item>
          <text:p text:style-name="P13"><text:span text:style-name="Strong_20_Emphasis">Iterations:</text:span></text:p>
          <text:list>
            <text:list-item>
              <text:p text:style-name="P13">[How many iterations per release?]</text:p>
            </text:list-item>
          </text:list>
        </text:list-item>
        <text:list-item>
          <text:p text:style-name="P13"><text:span text:style-name="Strong_20_Emphasis">Team Members:</text:span></text:p>
          <text:list>
            <text:list-item>
              <text:p text:style-name="P12">[List all team roles such as Product Owner, Scrum Master, Developers, QA, etc.]</text:p>
            </text:list-item>
          </text:list>
        </text:list-item>
      </text:list>
      <text:p text:style-name="Horizontal_20_Line"/>
      <text:p text:style-name="Text_20_body"><text:span text:style-name="Strong_20_Emphasis">4. User Stories</text:span></text:p>
      <text:list text:style-name="L4">
        <text:list-item>
          <text:p text:style-name="P15"><text:span text:style-name="Strong_20_Emphasis">Template for User Stories:</text:span></text:p>
          <text:list>
            <text:list-item>
              <text:p text:style-name="P15"><text:span text:style-name="Strong_20_Emphasis">Title:</text:span></text:p>
            </text:list-item>
            <text:list-item>
              <text:p text:style-name="P15"><text:soft-page-break/><text:span text:style-name="Strong_20_Emphasis">As a</text:span> [role],</text:p>
            </text:list-item>
            <text:list-item>
              <text:p text:style-name="P15"><text:span text:style-name="Strong_20_Emphasis">I want</text:span> [feature],</text:p>
            </text:list-item>
            <text:list-item>
              <text:p text:style-name="P15"><text:span text:style-name="Strong_20_Emphasis">So that</text:span> [reason].</text:p>
            </text:list-item>
            <text:list-item>
              <text:p text:style-name="P15"><text:span text:style-name="Strong_20_Emphasis">Acceptance Criteria:</text:span></text:p>
              <text:list>
                <text:list-item>
                  <text:p text:style-name="P15">[Detailed criteria to ensure the story works]</text:p>
                </text:list-item>
              </text:list>
            </text:list-item>
            <text:list-item>
              <text:p text:style-name="P15"><text:span text:style-name="Strong_20_Emphasis">Priority:</text:span> [High, Medium, Low]</text:p>
            </text:list-item>
            <text:list-item>
              <text:p text:style-name="P14"><text:span text:style-name="Strong_20_Emphasis">Estimate:</text:span> [Story points or time estimate]</text:p>
            </text:list-item>
          </text:list>
        </text:list-item>
      </text:list>
      <text:p text:style-name="Horizontal_20_Line"/>
      <text:p text:style-name="Text_20_body"><text:span text:style-name="Strong_20_Emphasis">5. Backlog</text:span></text:p>
      <text:list text:style-name="L5">
        <text:list-item>
          <text:p text:style-name="P16"><text:span text:style-name="Strong_20_Emphasis">Product Backlog:</text:span></text:p>
          <text:list>
            <text:list-item>
              <text:p text:style-name="P16">[List of prioritized items]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>10. Release Planning</text:span></text:p>
      <text:list text:style-name="L6">
        <text:list-item>
          <text:p text:style-name="P18"><text:span text:style-name="Strong_20_Emphasis">Release Goals:</text:span></text:p>
          <text:list>
            <text:list-item>
              <text:p text:style-name="P18">[What is the goal for the upcoming release?]</text:p>
            </text:list-item>
          </text:list>
        </text:list-item>
        <text:list-item>
          <text:p text:style-name="P18"><text:span text:style-name="Strong_20_Emphasis">Release Date:</text:span></text:p>
          <text:list>
            <text:list-item>
              <text:p text:style-name="P18">[When is the release planned?]</text:p>
            </text:list-item>
          </text:list>
        </text:list-item>
        <text:list-item>
          <text:p text:style-name="P18"><text:span text:style-name="Strong_20_Emphasis">Release Notes:</text:span></text:p>
          <text:list>
            <text:list-item>
              <text:p text:style-name="P17">[Summary of features, fixes, and updates in the release]</text:p>
            </text:list-item>
          </text:list>
        </text:list-item>
      </text:list>
      <text:p text:style-name="Horizontal_20_Line"/>
      <text:p text:style-name="Text_20_body"><text:span text:style-name="Strong_20_Emphasis">11. Technical Documentation</text:span></text:p>
      <text:list text:style-name="L7">
        <text:list-item>
          <text:p text:style-name="P20"><text:span text:style-name="Strong_20_Emphasis">System Architecture:</text:span></text:p>
          <text:list>
            <text:list-item>
              <text:p text:style-name="P20">[Provide diagrams or descriptions of the system architecture]</text:p>
            </text:list-item>
          </text:list>
        </text:list-item>
        <text:list-item>
          <text:p text:style-name="P20"><text:span text:style-name="Strong_20_Emphasis">API Documentation:</text:span></text:p>
          <text:list>
            <text:list-item>
              <text:p text:style-name="P20">[Describe available APIs with examples]</text:p>
            </text:list-item>
          </text:list>
        </text:list-item>
        <text:list-item>
          <text:p text:style-name="P20"><text:span text:style-name="Strong_20_Emphasis">Database Design:</text:span></text:p>
          <text:list>
            <text:list-item>
              <text:p text:style-name="P20">[Schema design, ER diagrams]</text:p>
            </text:list-item>
          </text:list>
        </text:list-item>
        <text:list-item>
          <text:p text:style-name="P20"><text:span text:style-name="Strong_20_Emphasis">Code Standards:</text:span></text:p>
          <text:list>
            <text:list-item>
              <text:p text:style-name="P19">[Define any coding conventions used]</text:p>
            </text:list-item>
          </text:list>
        </text:list-item>
      </text:list>
      <text:p text:style-name="Horizontal_20_Line"/>
      <text:p text:style-name="Text_20_body"><text:span text:style-name="Strong_20_Emphasis">12. Test Plan</text:span></text:p>
      <text:list text:style-name="L8">
        <text:list-item>
          <text:p text:style-name="P22"><text:span text:style-name="Strong_20_Emphasis">Types of Tests:</text:span></text:p>
          <text:list>
            <text:list-item>
              <text:p text:style-name="P22">[Unit, Integration, UAT, etc.]</text:p>
            </text:list-item>
          </text:list>
        </text:list-item>
        <text:list-item>
          <text:p text:style-name="P22"><text:span text:style-name="Strong_20_Emphasis">Test Cases:</text:span></text:p>
          <text:list>
            <text:list-item>
              <text:p text:style-name="P22">[Detailed test cases linked to user stories]</text:p>
            </text:list-item>
          </text:list>
        </text:list-item>
        <text:list-item>
          <text:p text:style-name="P22"><text:span text:style-name="Strong_20_Emphasis">Test Coverage:</text:span></text:p>
          <text:list>
            <text:list-item>
              <text:p text:style-name="P21">[Describe coverage percentages or objectives]</text:p>
            </text:list-item>
          </text:list>
        </text:list-item>
      </text:list>
      <text:p text:style-name="Horizontal_20_Line"/>
      <text:p text:style-name="Text_20_body"><text:soft-page-break/><text:span text:style-name="Strong_20_Emphasis">13. Risks &amp; Mitigations</text:span></text:p>
      <text:list text:style-name="L9">
        <text:list-item>
          <text:p text:style-name="P24"><text:span text:style-name="Strong_20_Emphasis">Risk:</text:span></text:p>
          <text:list>
            <text:list-item>
              <text:p text:style-name="P24">[Identify risk]</text:p>
            </text:list-item>
          </text:list>
        </text:list-item>
        <text:list-item>
          <text:p text:style-name="P24"><text:span text:style-name="Strong_20_Emphasis">Probability:</text:span></text:p>
          <text:list>
            <text:list-item>
              <text:p text:style-name="P24">[Low/Medium/High]</text:p>
            </text:list-item>
          </text:list>
        </text:list-item>
        <text:list-item>
          <text:p text:style-name="P24"><text:span text:style-name="Strong_20_Emphasis">Impact:</text:span></text:p>
          <text:list>
            <text:list-item>
              <text:p text:style-name="P24">[Low/Medium/High]</text:p>
            </text:list-item>
          </text:list>
        </text:list-item>
        <text:list-item>
          <text:p text:style-name="P24"><text:span text:style-name="Strong_20_Emphasis">Mitigation Plan:</text:span></text:p>
          <text:list>
            <text:list-item>
              <text:p text:style-name="P23">[How will you mitigate the risk?]</text:p>
            </text:list-item>
          </text:list>
        </text:list-item>
      </text:list>
      <text:p text:style-name="P5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585" officeooo:paragraph-rsid="000b8585"/>
    </style:style>
    <style:style style:name="MT1" style:family="text">
      <style:text-properties officeooo:rsid="001714de"/>
    </style:style>
    <style:style style:name="MT2" style:family="text">
      <style:text-properties officeooo:rsid="000c45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gile</text:span> Dev Doc <text:tab/><text:tab/>Written By Cameron <text:span text:style-name="MT2">(Dev Lead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30T10:35:22.537641296</meta:creation-date>
    <meta:generator>LibreOffice/24.2.7.2$Linux_X86_64 LibreOffice_project/420$Build-2</meta:generator>
    <dc:date>2025-02-12T14:42:15.388562612</dc:date>
    <meta:editing-duration>PT34M46S</meta:editing-duration>
    <meta:editing-cycles>24</meta:editing-cycles>
    <meta:document-statistic meta:table-count="0" meta:image-count="0" meta:object-count="0" meta:page-count="3" meta:paragraph-count="68" meta:word-count="376" meta:character-count="2066" meta:non-whitespace-character-count="1810"/>
  </office:meta>
</office:document-meta>
</file>